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dule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  <table:table-cell/>
          <table:table-cell office:value-type="string" calcext:value-type="string">
            <text:p>esd ne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/>
          <table:table-cell office:value-type="string" calcext:value-type="string">
            <text:p>nodul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LS_A</text:p>
          </table:table-cell>
          <table:table-cell office:value-type="string" calcext:value-type="string">
            <text:p>Tx_Fault</text:p>
          </table:table-cell>
          <table:table-cell/>
          <table:table-cell office:value-type="string" calcext:value-type="string">
            <text:p>u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LS_B</text:p>
          </table:table-cell>
          <table:table-cell office:value-type="string" calcext:value-type="string">
            <text:p>Tx_Disable</text:p>
          </table:table-cell>
          <table:table-cell/>
          <table:table-cell office:value-type="string" calcext:value-type="string">
            <text:p>topbo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LS_C</text:p>
          </table:table-cell>
          <table:table-cell office:value-type="string" calcext:value-type="string">
            <text:p>RS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LS_D</text:p>
          </table:table-cell>
          <table:table-cell office:value-type="string" calcext:value-type="string">
            <text:p>Rx_L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LS_E</text:p>
          </table:table-cell>
          <table:table-cell office:value-type="string" calcext:value-type="string">
            <text:p>RS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HS_F</text:p>
          </table:table-cell>
          <table:table-cell office:value-type="string" calcext:value-type="string">
            <text:p>RD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HS_G</text:p>
          </table:table-cell>
          <table:table-cell office:value-type="string" calcext:value-type="string">
            <text:p>RD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HS_H</text:p>
          </table:table-cell>
          <table:table-cell office:value-type="string" calcext:value-type="string">
            <text:p>TD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HS_I</text:p>
          </table:table-cell>
          <table:table-cell office:value-type="string" calcext:value-type="string">
            <text:p>TD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B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B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B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A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A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A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CAN TX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CAN RX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i2c SCL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i2c SDA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A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B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C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D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can_enable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E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F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y_reset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y_backlight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 table:number-rows-repeated="104848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.16</text:p>
          </table:table-cell>
          <table:table-cell table:formula="of:=[.E2]*[.F2]" office:value-type="float" office:value="3.16" calcext:value-type="float">
            <text:p>3.16</text:p>
          </table:table-cell>
          <table:table-cell table:formula="of:=[.G2]*3500" office:value-type="float" office:value="11060" calcext:value-type="float">
            <text:p>1106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E3]*[.F3]" office:value-type="float" office:value="0.81" calcext:value-type="float">
            <text:p>0.81</text:p>
          </table:table-cell>
          <table:table-cell table:formula="of:=[.G3]*3500" office:value-type="float" office:value="2835" calcext:value-type="float">
            <text:p>2835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4]*[.F4]" office:value-type="float" office:value="0.26" calcext:value-type="float">
            <text:p>0.26</text:p>
          </table:table-cell>
          <table:table-cell table:formula="of:=[.G4]*3500" office:value-type="float" office:value="910" calcext:value-type="float">
            <text:p>91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E5]*[.F5]" office:value-type="float" office:value="0.57" calcext:value-type="float">
            <text:p>0.57</text:p>
          </table:table-cell>
          <table:table-cell table:formula="of:=[.G5]*3500" office:value-type="float" office:value="1995" calcext:value-type="float">
            <text:p>199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6]*[.F6]" office:value-type="float" office:value="0.08" calcext:value-type="float">
            <text:p>0.08</text:p>
          </table:table-cell>
          <table:table-cell table:formula="of:=[.G6]*3500" office:value-type="float" office:value="280" calcext:value-type="float">
            <text:p>280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</text:p>
          </table:table-cell>
          <table:table-cell office:value-type="float" office:value="8" calcext:value-type="float">
            <text:p>8</text:p>
          </table:table-cell>
          <table:table-cell office:value-type="float" office:value="0.011" calcext:value-type="float">
            <text:p>0.011</text:p>
          </table:table-cell>
          <table:table-cell table:formula="of:=[.E7]*[.F7]" office:value-type="float" office:value="0.088" calcext:value-type="float">
            <text:p>0.088</text:p>
          </table:table-cell>
          <table:table-cell table:formula="of:=[.G7]*3500" office:value-type="float" office:value="308" calcext:value-type="float">
            <text:p>308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ad switch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formula="of:=[.E8]*[.F8]" office:value-type="float" office:value="0.21" calcext:value-type="float">
            <text:p>0.21</text:p>
          </table:table-cell>
          <table:table-cell table:formula="of:=[.G8]*3500" office:value-type="float" office:value="735" calcext:value-type="float">
            <text:p>735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TSO2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2x3</text:p>
          </table:table-cell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  <table:table-cell table:formula="of:=[.E9]*[.F9]" office:value-type="float" office:value="0.66" calcext:value-type="float">
            <text:p>0.66</text:p>
          </table:table-cell>
          <table:table-cell table:formula="of:=[.G9]*3500" office:value-type="float" office:value="2310" calcext:value-type="float">
            <text:p>231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a xlink:href="https://www.lcsc.com/product-detail/SMD-round-nut_Sinhoo-SMTSO2030CTJ_C2915627.html" xlink:type="simple">https://www.lcsc.com/product-detail/SMD-round-nut_Sinhoo-SMTSO2030CTJ_C2915627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TSO3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3x3</text:p>
          </table:table-cell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[.E10]*[.F10]" office:value-type="float" office:value="0.33" calcext:value-type="float">
            <text:p>0.33</text:p>
          </table:table-cell>
          <table:table-cell table:formula="of:=[.G10]*3500" office:value-type="float" office:value="1155" calcext:value-type="float">
            <text:p>1155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<text:a xlink:href="https://www.lcsc.com/product-detail/SMD-round-nut_Sinhoo-SMTSO3030CTJ_C2915308.html" xlink:type="simple">https://www.lcsc.com/product-detail/SMD-round-nut_Sinhoo-SMTSO3030CTJ_C2915308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E11]*[.F11]" office:value-type="float" office:value="1.29" calcext:value-type="float">
            <text:p>1.29</text:p>
          </table:table-cell>
          <table:table-cell table:formula="of:=[.G11]*3500" office:value-type="float" office:value="4515" calcext:value-type="float">
            <text:p>451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V62595DM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table:formula="of:=[.G12]*3500" office:value-type="float" office:value="630" calcext:value-type="float">
            <text:p>630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<text:a xlink:href="https://www.lcsc.com/product-detail/DC-DC-Converters_Texas-Instruments-TLV62595DMQR_C3189969.html" xlink:type="simple">https://www.lcsc.com/product-detail/DC-DC-Converters_Texas-Instruments-TLV62595DMQR_C3189969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C252012SR47MBC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13]*[.F13]" office:value-type="float" office:value="0.02" calcext:value-type="float">
            <text:p>0.02</text:p>
          </table:table-cell>
          <table:table-cell table:formula="of:=[.G13]*3500" office:value-type="float" office:value="70" calcext:value-type="float">
            <text:p>7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lcsc.com/product-detail/Power-Inductors_cjiang-Changjiang-Microelectronics-Tech-FTC252012SR47MBCA_C5832368.html" xlink:type="simple">https://www.lcsc.com/product-detail/Power-Inductors_cjiang-Changjiang-Microelectronics-Tech-FTC252012SR47MBCA_C5832368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n tcvr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formula="of:=[.E14]*[.F14]" office:value-type="float" office:value="0.45" calcext:value-type="float">
            <text:p>0.45</text:p>
          </table:table-cell>
          <table:table-cell table:formula="of:=[.G14]*3500" office:value-type="float" office:value="1575" calcext:value-type="float">
            <text:p>1575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<text:a xlink:href="https://www.lcsc.com/product-detail/CAN-ICs_Tokmas-MAX3051ESA_C5342102.html" xlink:type="simple">https://www.lcsc.com/product-detail/CAN-ICs_Tokmas-MAX3051ESA_C5342102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6805SIDE-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 side</text:p>
          </table:table-cell>
          <table:table-cell office:value-type="float" office:value="12" calcext:value-type="float">
            <text:p>12</text:p>
          </table:table-cell>
          <table:table-cell office:value-type="float" office:value="0.113" calcext:value-type="float">
            <text:p>0.113</text:p>
          </table:table-cell>
          <table:table-cell table:formula="of:=[.E15]*[.F15]" office:value-type="float" office:value="1.356" calcext:value-type="float">
            <text:p>1.356</text:p>
          </table:table-cell>
          <table:table-cell table:formula="of:=[.G15]*3500" office:value-type="float" office:value="4746" calcext:value-type="float">
            <text:p>474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<text:a xlink:href="https://www.lcsc.com/product-detail/Light-Emitting-Diodes-LED_OPSCO-Optoelectronics-SK6805SIDE-S_C2909057.html" xlink:type="simple">https://www.lcsc.com/product-detail/Light-Emitting-Diodes-LED_OPSCO-Optoelectronics-SK6805SIDE-S_C2909057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K6805MICRO-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table:formula="of:=[.E16]*[.F16]" office:value-type="float" office:value="0.54" calcext:value-type="float">
            <text:p>0.54</text:p>
          </table:table-cell>
          <table:table-cell table:formula="of:=[.G16]*3500" office:value-type="float" office:value="1890" calcext:value-type="float">
            <text:p>189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<text:a xlink:href="https://www.lcsc.com/product-detail/Light-Emitting-Diodes-LED_OPSCO-Optoelectronics-SK6805MICRO-J_C2909056.html" xlink:type="simple">https://www.lcsc.com/product-detail/Light-Emitting-Diodes-LED_OPSCO-Optoelectronics-SK6805MICRO-J_C2909056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D24C64A-XGMT</text:p>
          </table:table-cell>
          <table:table-cell/>
          <table:table-cell office:value-type="string" calcext:value-type="string">
            <text:p>i2c eeprom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7]*[.F17]" office:value-type="float" office:value="0.08" calcext:value-type="float">
            <text:p>0.08</text:p>
          </table:table-cell>
          <table:table-cell table:formula="of:=[.G17]*3500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3 8+3mm standoff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formula="of:=[.E18]*[.F18]" office:value-type="float" office:value="0.18" calcext:value-type="float">
            <text:p>0.18</text:p>
          </table:table-cell>
          <table:table-cell table:formula="of:=[.G18]*3500"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formula="of:=[.E19]*[.F19]" office:value-type="float" office:value="0.27" calcext:value-type="float">
            <text:p>0.27</text:p>
          </table:table-cell>
          <table:table-cell table:formula="of:=[.G19]*3500"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inverter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table:formula="of:=[.E20]*[.F20]" office:value-type="float" office:value="0.12" calcext:value-type="float">
            <text:p>0.12</text:p>
          </table:table-cell>
          <table:table-cell table:formula="of:=[.G20]*3500" office:value-type="float" office:value="420" calcext:value-type="float">
            <text:p>42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<text:a xlink:href="https://www.lcsc.com/product-detail/Inverters_UMW-Youtai-Semiconductor-Co-Ltd-SN74LVC1G04DCKR_C2983744.html" xlink:type="simple">https://www.lcsc.com/product-detail/Inverters_UMW-Youtai-Semiconductor-Co-Ltd-SN74LVC1G04DCKR_C2983744.html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L-1608SURC-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 indicator led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formula="of:=[.E21]*[.F21]" office:value-type="float" office:value="0.004" calcext:value-type="float">
            <text:p>0.004</text:p>
          </table:table-cell>
          <table:table-cell table:formula="of:=[.G21]*3500"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www.lcsc.com/product-detail/Light-Emitting-Diodes-LED_XINGLIGHT-XL-1608SURC-06_C965799.html" xlink:type="simple">https://www.lcsc.com/product-detail/Light-Emitting-Diodes-LED_XINGLIGHT-XL-1608SURC-06_C965799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l shift buffer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E22]*[.F22]" office:value-type="float" office:value="0.046" calcext:value-type="float">
            <text:p>0.046</text:p>
          </table:table-cell>
          <table:table-cell table:formula="of:=[.G22]*3500" office:value-type="float" office:value="161" calcext:value-type="float">
            <text:p>161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<text:a xlink:href="https://www.lcsc.com/product-detail/Buffer-Driver-Transceiver_Nexperia-74LVC1G17GW-125_C426705.html" xlink:type="simple">https://www.lcsc.com/product-detail/Buffer-Driver-Transceiver_Nexperia-74LVC1G17GW-125_C426705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C01-S30FCC-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bbon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formula="of:=[.E23]*[.F23]" office:value-type="float" office:value="0.16" calcext:value-type="float">
            <text:p>0.16</text:p>
          </table:table-cell>
          <table:table-cell table:formula="of:=[.G23]*3500" office:value-type="float" office:value="560" calcext:value-type="float">
            <text:p>560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<text:a xlink:href="https://www.lcsc.com/product-detail/FFC-FPC-Connectors_JUSHUO-AFC01-S30FCC-00_C262279.html" xlink:type="simple">https://www.lcsc.com/product-detail/FFC-FPC-Connectors_JUSHUO-AFC01-S30FCC-00_C262279.html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05B-30P-100-4-8</text:p>
          </table:table-cell>
          <table:table-cell/>
          <table:table-cell office:value-type="string" calcext:value-type="string">
            <text:p>ribbon cabl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4]*[.F24]" office:value-type="float" office:value="0.05" calcext:value-type="float">
            <text:p>0.05</text:p>
          </table:table-cell>
          <table:table-cell table:formula="of:=[.G24]*3500" office:value-type="float" office:value="175" calcext:value-type="float">
            <text:p>1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www.lcsc.com/product-detail/FFC-FPC-Connect-Cables_JUSHUO-JS05B-30P-100-4-8_C2857736.html" xlink:type="simple">https://www.lcsc.com/product-detail/FFC-FPC-Connect-Cables_JUSHUO-JS05B-30P-100-4-8_C2857736.html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25]*[.F25]" office:value-type="float" office:value="0.02" calcext:value-type="float">
            <text:p>0.02</text:p>
          </table:table-cell>
          <table:table-cell table:formula="of:=[.G25]*3500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table:formula="of:=[.E26]*[.F26]" office:value-type="float" office:value="0.23" calcext:value-type="float">
            <text:p>0.23</text:p>
          </table:table-cell>
          <table:table-cell table:formula="of:=[.G26]*3500" office:value-type="float" office:value="805" calcext:value-type="float">
            <text:p>805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<text:a xlink:href="https://www.lcsc.com/product-detail/Attitude-Sensor-Gyroscope_Hangzhou-Silan-Microelectronics-SC7A20TR_C5126709.html" xlink:type="simple">https://www.lcsc.com/product-detail/Attitude-Sensor-Gyroscope_Hangzhou-Silan-Microelectronics-SC7A20TR_C5126709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passive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E27]*[.F27]" office:value-type="float" office:value="0.25" calcext:value-type="float">
            <text:p>0.25</text:p>
          </table:table-cell>
          <table:table-cell table:formula="of:=[.G27]*3500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CLAMP0524P-ES</text:p>
          </table:table-cell>
          <table:table-cell/>
          <table:table-cell office:value-type="string" calcext:value-type="string">
            <text:p>esd protection?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table:formula="of:=[.E28]*[.F28]" office:value-type="float" office:value="0.5" calcext:value-type="float">
            <text:p>0.5</text:p>
          </table:table-cell>
          <table:table-cell table:formula="of:=[.G28]*3500" office:value-type="float" office:value="1750" calcext:value-type="float">
            <text:p>175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a xlink:href="https://www.lcsc.com/product-detail/ESD-Protection-Devices_ElecSuper-RCLAMP0524P-ES_C5180236.html" xlink:type="simple">https://www.lcsc.com/product-detail/ESD-Protection-Devices_ElecSuper-RCLAMP0524P-ES_C5180236.html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 interface IC?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table:formula="of:=[.E29]*[.F29]" office:value-type="float" office:value="0.353" calcext:value-type="float">
            <text:p>0.353</text:p>
          </table:table-cell>
          <table:table-cell table:formula="of:=[.G29]*3500" office:value-type="float" office:value="1235.5" calcext:value-type="float">
            <text:p>1235.5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<text:a xlink:href="https://www.lcsc.com/product-detail/span-style-background-color-ff0-USB-span-ICs_onsemi-Fusb302mpx_C442699.html" xlink:type="simple">https://www.lcsc.com/product-detail/span-style-background-color-ff0-USB-span-ICs_onsemi-Fusb302mpx_C442699.html</text:a></text:p>
          </table:table-cell>
        </table:table-row>
        <table:table-row table:style-name="ro1">
          <table:table-cell table:number-columns-repeated="6"/>
          <table:table-cell table:formula="of:=SUM([.G2:.G29])" office:value-type="float" office:value="12.267" calcext:value-type="float">
            <text:p>12.267</text:p>
          </table:table-cell>
          <table:table-cell table:formula="of:=SUM([.H2:.H29])" office:value-type="float" office:value="42934.5" calcext:value-type="float">
            <text:p>42934.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tra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3-12-12T01:09:14.252072069</dc:date>
    <meta:editing-duration>P1DT8H20M9S</meta:editing-duration>
    <meta:editing-cycles>14</meta:editing-cycles>
    <meta:generator>LibreOffice/7.3.7.2$Linux_X86_64 LibreOffice_project/30$Build-2</meta:generator>
    <meta:document-statistic meta:table-count="2" meta:cell-count="845" meta:object-count="0"/>
  </office:meta>
</office:document-meta>
</file>